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3.8258"/>
          <table:table-cell office:value-type="float" office:value="32.916"/>
          <table:table-cell office:value-type="float" office:value="2.28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199.0"/>
          <table:table-cell office:value-type="float" office:value="1395.0"/>
          <table:table-cell office:value-type="float" office:value="1190755.0"/>
          <table:table-cell office:value-type="float" office:value="3474020.0"/>
          <table:table-cell office:value-type="float" office:value="2000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04248.0"/>
          <table:table-cell office:value-type="float" office:value="6520893.0"/>
          <table:table-cell office:value-type="float" office:value="4599684.0"/>
          <table:table-cell office:value-type="float" office:value="4312874.0"/>
          <table:table-cell office:value-type="float" office:value="6628132.0"/>
          <table:table-cell office:value-type="float" office:value="23829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3.4485"/>
          <table:table-cell office:value-type="float" office:value="32.414"/>
          <table:table-cell office:value-type="float" office:value="1.45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153.0"/>
          <table:table-cell office:value-type="float" office:value="1190825.0"/>
          <table:table-cell office:value-type="float" office:value="3474282.0"/>
          <table:table-cell office:value-type="float" office:value="2013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04250.0"/>
          <table:table-cell office:value-type="float" office:value="6520859.0"/>
          <table:table-cell office:value-type="float" office:value="4599650.0"/>
          <table:table-cell office:value-type="float" office:value="4312870.0"/>
          <table:table-cell office:value-type="float" office:value="6628132.0"/>
          <table:table-cell office:value-type="float" office:value="23829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32.8176"/>
          <table:table-cell office:value-type="float" office:value="31.737"/>
          <table:table-cell office:value-type="float" office:value="1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100.0"/>
          <table:table-cell office:value-type="float" office:value="1190887.0"/>
          <table:table-cell office:value-type="float" office:value="3474514.0"/>
          <table:table-cell office:value-type="float" office:value="2003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04252.0"/>
          <table:table-cell office:value-type="float" office:value="6520829.0"/>
          <table:table-cell office:value-type="float" office:value="4599620.0"/>
          <table:table-cell office:value-type="float" office:value="4312866.0"/>
          <table:table-cell office:value-type="float" office:value="6628132.0"/>
          <table:table-cell office:value-type="float" office:value="23829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